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ntarell&quot;" svg:font-family="&quot;docs-Cantarell&quot;"/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Nunito" svg:font-family="Nunito"/>
    <style:font-face style:name="Ubuntu Mono" svg:font-family="'Ubuntu Mono'"/>
    <style:font-face style:name="Ubuntu Mono,Arial" svg:font-family="'Ubuntu Mon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219.46pt"/>
    </style:style>
    <style:style style:name="co3" style:family="table-column">
      <style:table-column-properties fo:break-before="auto" style:column-width="68.06pt"/>
    </style:style>
    <style:style style:name="co4" style:family="table-column">
      <style:table-column-properties fo:break-before="auto" style:column-width="33.36pt"/>
    </style:style>
    <style:style style:name="co5" style:family="table-column">
      <style:table-column-properties fo:break-before="auto" style:column-width="36.11pt"/>
    </style:style>
    <style:style style:name="co6" style:family="table-column">
      <style:table-column-properties fo:break-before="auto" style:column-width="36.79pt"/>
    </style:style>
    <style:style style:name="co7" style:family="table-column">
      <style:table-column-properties fo:break-before="auto" style:column-width="99.35pt"/>
    </style:style>
    <style:style style:name="co8" style:family="table-column">
      <style:table-column-properties fo:break-before="auto" style:column-width="270.14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225.69pt"/>
    </style:style>
    <style:style style:name="co1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3.5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7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3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docs-Cantarell&quot;" fo:font-size="11pt" fo:font-style="normal" fo:text-shadow="none" style:text-underline-style="none" fo:font-weight="bold" style:font-size-asian="11pt" style:font-style-asian="normal" style:font-weight-asian="bold" style:font-name-complex="&quot;docs-Cantarell&quot;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text-position="0% 100%" style:font-style-complex="normal" fo:font-size="12pt" fo:font-weight="bold" style:text-underline-style="none" style:text-underline-color="font-color" style:text-line-through-type="none" fo:font-style="normal" style:text-outline="false" fo:text-shadow="none" fo:color="#ffffff" style:font-name-complex="Nunito" style:font-size-asian="12pt" style:font-size-complex="12pt" style:font-weight-asian="bold" style:font-weight-complex="bold" style:font-style-asian="normal" style:font-name="Nunito"/>
    </style:style>
    <style:style style:name="T5" style:family="text">
      <style:text-properties style:text-position="0% 100%" fo:font-size="12pt" fo:font-weight="bold" style:text-line-through-type="none" style:text-outline="false" fo:text-shadow="none" fo:color="#ffffff" style:font-size-asian="12pt" style:font-size-complex="12pt" style:font-weight-asian="bold" style:font-weight-complex="bold" style:font-name="Nunito" style:text-underline-style="solid" style:text-underline-width="auto" style:text-underline-color="font-color" fo:font-style="italic" style:font-style-asian="italic" style:font-style-complex="italic"/>
    </style:style>
    <style:style style:name="T6" style:family="text">
      <style:text-properties style:text-position="0% 100%" fo:font-size="12pt" fo:font-weight="bold" style:text-line-through-type="none" style:text-outline="false" fo:text-shadow="none" fo:color="#ffffff" style:font-size-asian="12pt" style:font-size-complex="12pt" style:font-weight-asian="bold" style:font-weight-complex="bold" style:font-name="Nunito" style:text-underline-style="none" style:text-underline-color="font-color" fo:font-style="normal" style:font-name-complex="Nunito" style:font-style-asian="normal" style:font-style-complex="normal"/>
    </style:style>
    <style:style style:name="T7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fo:color="#ffffff" style:text-position="0% 100%" style:font-name-complex="Nunito" style:font-size-asian="14pt" style:font-size-complex="14pt" style:font-weight-asian="bold" style:font-weight-complex="bold" style:font-style-asian="normal" style:font-name="Nunito"/>
    </style:style>
    <style:style style:name="T8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000000"/>
    </style:style>
    <style:style style:name="T9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ffffff"/>
    </style:style>
    <style:style style:name="T10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8e7cc3"/>
    </style:style>
    <style:style style:name="T11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b4a7d6"/>
    </style:style>
    <style:style style:name="T12" style:family="text">
      <style:text-properties fo:text-shadow="none" style:font-style-complex="normal" fo:font-size="14pt" fo:font-weight="bold" style:text-underline-style="none" style:text-underline-color="font-color" style:text-line-through-type="none" fo:font-style="normal" style:text-outline="false" style:text-position="0% 100%" style:font-name-complex="Nunito" style:font-size-asian="14pt" style:font-size-complex="14pt" style:font-weight-asian="bold" style:font-weight-complex="bold" style:font-style-asian="normal" style:font-name="Nunito" fo:color="#00ffff"/>
    </style:style>
    <style:style style:name="T13" style:family="text">
      <style:text-properties style:font-name="Cantarell" fo:color="#cc0000" style:font-style-asian="normal" style:font-weight-complex="bold" style:font-weight-asian="bold" style:font-size-complex="7pt" style:font-size-asian="7pt" style:font-name-complex="Cantarell" fo:text-shadow="none" style:text-position="0% 100%" style:text-outline="false" fo:font-style="normal" style:text-line-through-type="none" style:text-underline-style="none" style:text-underline-color="font-color" fo:font-weight="bold" fo:font-size="7pt" style:font-style-complex="normal"/>
    </style:style>
    <style:style style:name="T14" style:family="text">
      <style:text-properties style:font-name="Cantarell" fo:color="#cc0000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8pt" style:font-size-asian="18pt" style:font-size-complex="18pt"/>
    </style:style>
    <style:style style:name="T15" style:family="text">
      <style:text-properties style:font-name="Cantarell" fo:color="#ff00ff" style:font-style-asian="normal" style:font-weight-complex="bold" style:font-weight-asian="bold" style:font-size-complex="12pt" style:font-size-asian="12pt" style:font-name-complex="Cantarel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16" style:family="text">
      <style:text-properties style:font-name="Cantarell" fo:color="#ff00ff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8pt" style:font-size-asian="18pt" style:font-size-complex="18pt"/>
    </style:style>
    <style:style style:name="T17" style:family="text">
      <style:text-properties style:font-style-complex="normal" style:font-name="Cantarell" fo:font-size="18pt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size-asian="18pt" style:font-size-complex="18pt" style:font-weight-asian="bold" style:font-weight-complex="bold" style:font-style-asian="normal" fo:color="#cc0000"/>
    </style:style>
    <style:style style:name="T18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cc0000" fo:font-size="12pt" style:font-size-asian="12pt" style:font-size-complex="12pt"/>
    </style:style>
    <style:style style:name="T19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cc0000" fo:font-size="18pt" style:font-size-asian="18pt" style:font-size-complex="18pt"/>
    </style:style>
    <style:style style:name="T20" style:family="text">
      <style:text-properties style:font-name="Cantarell" fo:color="#cc0000" style:font-style-asian="normal" style:font-weight-complex="bold" style:font-weight-asian="bold" style:font-size-complex="9pt" style:font-size-asian="9pt" style:font-name-complex="Cantarell" fo:text-shadow="none" style:text-position="0% 100%" style:text-outline="false" fo:font-style="normal" style:text-line-through-type="none" style:text-underline-style="none" style:text-underline-color="font-color" fo:font-weight="bold" fo:font-size="9pt" style:font-style-complex="normal"/>
    </style:style>
    <style:style style:name="T21" style:family="text">
      <style:text-properties style:font-name="Cantarell" fo:color="#cc0000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4pt" style:font-size-asian="14pt" style:font-size-complex="14pt"/>
    </style:style>
    <style:style style:name="T22" style:family="text">
      <style:text-properties style:font-style-complex="normal" style:font-name="Cantarell" fo:font-size="12pt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size-asian="12pt" style:font-size-complex="12pt" style:font-weight-asian="bold" style:font-weight-complex="bold" style:font-style-asian="normal" fo:color="#ff00ff"/>
    </style:style>
    <style:style style:name="T23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ff00ff" fo:font-size="18pt" style:font-size-asian="18pt" style:font-size-complex="18pt"/>
    </style:style>
    <style:style style:name="T24" style:family="text">
      <style:text-properties style:font-style-complex="normal" style:font-name="Cantarell" fo:font-weight="bold" style:text-underline-style="none" style:text-underline-color="font-color" style:text-line-through-type="none" fo:font-style="normal" style:text-outline="false" style:text-position="0% 100%" fo:text-shadow="none" style:font-name-complex="Cantarell" style:font-weight-asian="bold" style:font-weight-complex="bold" style:font-style-asian="normal" fo:color="#ff00ff" fo:font-size="12pt" style:font-size-asian="12pt" style:font-size-complex="12pt"/>
    </style:style>
    <style:style style:name="T25" style:family="text">
      <style:text-properties style:font-name="Cantarell" fo:color="#cc0000" style:font-style-asian="normal" style:font-weight-complex="bold" style:font-weight-asian="bold" style:font-name-complex="Cantarel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2pt" style:font-size-asian="12pt" style:font-size-complex="12pt"/>
    </style:style>
    <style:style style:name="T26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00ff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7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fo:text-shadow="none" fo:color="#ffffff"/>
    </style:style>
    <style:style style:name="T28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fo:color="#00ff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9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ffffff"/>
    </style:style>
    <style:style style:name="T30" style:family="text">
      <style:text-properties style:font-name="Ubuntu Mono" fo:text-shadow="none" style:font-weight-complex="normal" style:font-weight-asian="normal" style:font-size-complex="11pt" style:font-size-asian="11pt" style:font-name-complex="Ubuntu Mono" style:text-position="0% 100%" style:text-outline="false" style:text-line-through-type="none" style:text-underline-style="none" style:text-underline-color="font-color" fo:font-weight="normal" fo:font-size="11pt" fo:color="#ffffff" fo:font-style="italic" style:font-style-asian="italic" style:font-style-complex="italic"/>
    </style:style>
    <style:style style:name="T31" style:family="text">
      <style:text-properties style:font-name="Ubuntu Mono" fo:text-shadow="none" style:font-weight-complex="normal" style:font-weight-asian="normal" style:font-size-complex="11pt" style:font-size-asian="11pt" style:font-name-complex="Ubuntu Mono" style:text-position="0% 100%" style:text-outline="false" style:text-line-through-type="none" style:text-underline-style="none" style:text-underline-color="font-color" fo:font-weight="normal" fo:font-size="11pt" fo:color="#ffffff" fo:font-style="normal" style:font-style-asian="normal" style:font-style-complex="normal"/>
    </style:style>
    <style:style style:name="T32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fo:text-shadow="none" fo:color="#00ffff"/>
    </style:style>
    <style:style style:name="T3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ff00" style:text-position="0% 100%" style:font-name-complex="Ubuntu Mono" style:font-size-asian="11pt" style:font-size-complex="11pt" style:font-weight-asian="normal" style:font-weight-complex="normal" style:font-style-asian="normal" style:font-name="Ubuntu Mono"/>
    </style:style>
    <style:style style:name="T3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ffffff"/>
    </style:style>
    <style:style style:name="T3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00ffff"/>
    </style:style>
    <style:style style:name="T36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ffff"/>
    </style:style>
    <style:style style:name="T37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00ff00"/>
    </style:style>
    <style:style style:name="T3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ff00ff"/>
    </style:style>
    <style:style style:name="T39" style:family="text">
      <style:text-properties style:font-style-complex="normal" style:font-name="Ubuntu Mono,Arial" style:font-style-asian="normal" style:font-weight-complex="normal" style:font-weight-asian="normal" style:font-size-complex="11pt" style:font-size-asian="11pt" style:font-name-complex="Ubuntu Mono,Arial" style:text-position="0% 100%" fo:color="#00ff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0" style:family="text">
      <style:text-properties style:font-style-complex="normal" style:font-name="Ubuntu Mono,Arial" style:font-style-asian="normal" style:font-weight-complex="normal" style:font-weight-asian="normal" style:font-size-complex="11pt" style:font-size-asian="11pt" style:font-name-complex="Ubuntu Mono,Arial" style:text-position="0% 100%" style:text-outline="false" fo:font-style="normal" style:text-line-through-type="none" style:text-underline-style="none" style:text-underline-color="font-color" fo:font-weight="normal" fo:font-size="11pt" fo:text-shadow="none" fo:color="#ffffff"/>
    </style:style>
    <style:style style:name="T41" style:family="text">
      <style:text-properties style:font-name="Ubuntu Mono" fo:text-shadow="none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ff00ff"/>
    </style:style>
    <style:style style:name="T42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00ffff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ff0000"/>
    </style:style>
    <style:style style:name="T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style:font-name="Ubuntu Mono" fo:color="#0000ff"/>
    </style:style>
    <style:style style:name="T46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fo:color="#ffffff" style:text-outline="false" fo:font-style="normal" style:text-line-through-type="none" style:text-underline-style="none" style:text-underline-color="font-color" fo:font-weight="bold" fo:font-size="11pt" fo:text-shadow="none"/>
    </style:style>
    <style:style style:name="T47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48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fo:color="#34a853" style:text-outline="false" fo:font-style="normal" style:text-line-through-type="none" style:text-underline-style="none" style:text-underline-color="font-color" fo:font-weight="bold" fo:font-size="11pt" fo:text-shadow="none"/>
    </style:style>
    <style:style style:name="T49" style:family="text">
      <style:text-properties style:font-style-complex="normal" style:font-name="Cantarell" style:font-style-asian="normal" style:font-weight-complex="bold" style:font-weight-asian="bold" style:font-size-complex="11pt" style:font-size-asian="11pt" style:font-name-complex="Cantarell" style:text-position="0% 100%" style:text-outline="false" fo:font-style="normal" style:text-line-through-type="none" style:text-underline-style="none" style:text-underline-color="font-color" fo:font-weight="bold" fo:font-size="11pt" fo:text-shadow="none" fo:color="#ff0000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ffff" style:text-position="0% 100%" style:font-name-complex="Ubuntu Mono" style:font-size-asian="11pt" style:font-size-complex="11pt" style:font-weight-asian="normal" style:font-weight-complex="normal" style:font-style-asian="normal" style:font-name="Ubuntu Mono"/>
    </style:style>
    <style:style style:name="T51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52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ff00ff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3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fo:color="#ffffff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" style:family="text">
      <style:text-properties style:font-style-complex="normal" style:font-name="Ubuntu Mono" style:font-style-asian="normal" style:font-weight-complex="normal" style:font-weight-asian="normal" style:font-size-complex="11pt" style:font-size-asian="11pt" style:font-name-complex="Ubuntu Mono" style:text-position="0% 100%" style:text-outline="false" fo:font-style="normal" style:text-line-through-type="none" style:text-underline-style="none" style:text-underline-color="font-color" fo:font-weight="normal" fo:font-size="11pt" fo:text-shadow="none" fo:color="#ff00ff"/>
    </style:style>
    <style:style style:name="T55" style:family="text">
      <style:text-properties style:font-style-complex="normal" style:font-name="Ubuntu Mono" fo:font-size="11pt" fo:font-weight="normal" style:text-underline-style="none" style:text-underline-color="font-color" style:text-line-through-type="none" fo:font-style="normal" style:text-outline="false" fo:color="#ff00ff" style:text-position="0% 100%" style:font-name-complex="Ubuntu Mono" style:font-size-asian="11pt" style:font-size-complex="11pt" style:font-weight-asian="normal" style:font-weight-complex="normal" style:font-style-asian="normal" fo:text-shadow="none"/>
    </style:style>
    <style:style style:name="T56" style:family="text">
      <style:text-properties style:font-style-complex="normal" style:font-name="Ubuntu Mono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fo:text-shadow="none" fo:color="#ffffff"/>
    </style:style>
    <style:style style:name="T57" style:family="text">
      <style:text-properties style:font-style-complex="normal" style:font-name="Ubuntu Mono" fo:font-size="11pt" fo:font-weight="normal" style:text-underline-style="none" style:text-underline-color="font-color" style:text-line-through-type="none" fo:font-style="normal" style:text-outline="false" style:text-position="0% 100%" style:font-name-complex="Ubuntu Mono" style:font-size-asian="11pt" style:font-size-complex="11pt" style:font-weight-asian="normal" style:font-weight-complex="normal" style:font-style-asian="normal" fo:text-shadow="none" fo:color="#ff00ff"/>
    </style:style>
    <style:style style:name="T58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59" style:family="text">
      <style:text-properties fo:color="#ffffff" style:font-name="Ubuntu Mono" style:font-style-asian="normal" style:font-weight-complex="normal" style:font-weight-asian="normal" style:font-size-complex="11pt" style:font-size-asian="11pt" style:font-name-complex="Ubuntu Mono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0" style:family="text">
      <style:text-properties style:font-name="Ubuntu Mono" style:font-style-asian="normal" style:font-weight-complex="normal" style:font-weight-asian="normal" style:font-size-complex="11pt" style:font-size-asian="11pt" style:font-name-complex="Ubuntu Mono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ff"/>
    </style:style>
    <style:style style:name="T61" style:family="text">
      <style:text-properties style:font-name="Ubuntu Mono" style:font-style-asian="normal" style:font-weight-complex="normal" style:font-weight-asian="normal" style:font-size-complex="11pt" style:font-size-asian="11pt" style:font-name-complex="Ubuntu Mono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ffff"/>
    </style:style>
    <style:style style:name="T62" style:family="text">
      <style:text-properties fo:text-shadow="none" fo:font-size="11pt" fo:font-weight="normal" style:text-underline-style="none" style:text-underline-color="font-color" style:text-line-through-type="none" style:text-outline="false" fo:color="#ffffff" style:text-position="0% 100%" style:font-name-complex="Ubuntu Mono" style:font-size-asian="11pt" style:font-size-complex="11pt" style:font-weight-asian="normal" style:font-weight-complex="normal" style:font-name="Ubuntu Mono" fo:font-style="italic" style:font-style-asian="italic" style:font-style-complex="italic"/>
    </style:style>
    <style:style style:name="T63" style:family="text">
      <style:text-properties fo:text-shadow="none" fo:font-size="11pt" fo:font-weight="normal" style:text-underline-style="none" style:text-underline-color="font-color" style:text-line-through-type="none" style:text-outline="false" fo:color="#ffffff" style:text-position="0% 100%" style:font-name-complex="Ubuntu Mono" style:font-size-asian="11pt" style:font-size-complex="11pt" style:font-weight-asian="normal" style:font-weight-complex="normal" style:font-name="Ubuntu Mono" fo:font-style="normal" style:font-style-asian="normal" style:font-style-complex="normal"/>
    </style:style>
    <style:style style:name="T64" style:family="text">
      <style:text-properties style:font-name="Ubuntu Mono" style:font-style-complex="normal" style:font-style-asian="normal" style:font-weight-complex="bold" style:font-weight-asian="bold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5" style:family="text">
      <style:text-properties style:font-name="Ubuntu Mono" style:font-style-complex="normal" style:font-style-asian="normal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66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67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weight="bold" fo:font-size="11pt" style:font-name="Ubuntu Mono"/>
    </style:style>
    <style:style style:name="T69" style:family="text">
      <style:text-properties style:font-style-complex="normal" fo:text-shadow="none" style:font-style-asian="normal" style:font-size-complex="11pt" style:font-size-asian="11pt" style:font-name-complex="Ubuntu Mono" fo:color="#000000" style:text-position="0% 100%" style:text-outline="false" fo:font-style="normal" style:text-line-through-type="none" style:text-underline-style="none" style:text-underline-color="font-color" fo:font-size="11pt" style:font-name="Ubuntu Mono" fo:font-weight="normal" style:font-weight-asian="normal" style:font-weight-complex="normal"/>
    </style:style>
    <style:style style:name="T70" style:family="text">
      <style:text-properties style:font-style-complex="normal" fo:text-shadow="none" style:font-style-asian="normal" style:font-size-complex="11pt" style:font-size-asian="11pt" style:font-name-complex="Ubuntu Mono" fo:color="#000000" style:text-position="0% 100%" style:text-outline="false" fo:font-style="normal" style:text-line-through-type="none" fo:font-size="11pt" style:font-name="Ubuntu Mono" fo:font-weight="normal" style:font-weight-asian="normal" style:font-weight-complex="normal" style:text-underline-style="solid" style:text-underline-width="auto" style:text-underline-color="font-color"/>
    </style:style>
    <style:style style:name="T71" style:family="text">
      <style:text-properties style:font-style-complex="normal" fo:text-shadow="none" style:font-style-asian="normal" style:font-size-complex="11pt" style:font-size-asian="11pt" style:font-name-complex="Ubuntu Mono" fo:color="#000000" style:text-position="0% 100%" style:text-outline="false" fo:font-style="normal" style:text-line-through-type="none" fo:font-size="11pt" style:font-name="Ubuntu Mono" fo:font-weight="normal" style:font-weight-asian="normal" style:font-weight-complex="normal" style:text-underline-style="none" style:text-underline-color="font-color"/>
    </style:style>
    <style:style style:name="T72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><text:span text:style-name="T2"/></text:p>
            <text:p><text:span text:style-name="T3">[FR] ATTENTION</text:span></text:p>
            <text:p><text:span text:style-name="T4">Les comportements présents dans cet Excel </text:span><text:span text:style-name="T5">ne sont pas tous a gérer</text:span><text:span text:style-name="T6"> dans la Mandatory du projet Minishell !</text:span></text:p>
            <text:p><text:span text:style-name="T3">Ne vous mettez pas la pression pour essayer de tous les gérer !</text:span></text:p>
            <text:p><text:span text:style-name="T3">Vérifiez juste pour ces cas non gerables s'ils ne Segfault pas, ou n'effectuent pas un comportement suspect !</text:span></text:p>
            <text:p><text:span text:style-name="T3">Utilisez votre bon sens pour exploiter au mieux ce document et faire un Minishell pas trop ambitieux, selon votre situation du projet.</text:span></text:p>
            <text:p><text:span text:style-name="T3">(Par contre, si vous etes chauds pour tout gérer, GG à vous !)</text:span></text:p>
            <text:p><text:span text:style-name="T3"/></text:p>
            <text:p><text:span text:style-name="T3"/></text:p>
            <text:p><text:span text:style-name="T3">Bon courage et n'hésitez pas à m'envoyer un MP si besoin ! </text:span></text:p>
            <text:p><text:span text:style-name="T3"/></text:p>
            <text:p><text:span text:style-name="T3">--------------------------------------------------------</text:span></text:p>
            <text:p><text:span text:style-name="T3"/></text:p>
            <text:p><text:span text:style-name="T3">[EN] WARNING</text:span></text:p>
            <text:p><text:span text:style-name="T4">The behaviors listed in this Excel file </text:span><text:span text:style-name="T5">are not all required to be handled</text:span><text:span text:style-name="T6"> in the mandatory part of the Minishell project!</text:span></text:p>
            <text:p><text:span text:style-name="T3">Don't stress yourself out trying to handle all of them!</text:span></text:p>
            <text:p><text:span text:style-name="T3">Just make sure that these unmanageable cases don't cause a segfault or exhibit suspicious behavior!</text:span></text:p>
            <text:p><text:span text:style-name="T3">Use your common sense to make the best use of this document and create a Minishell that is not overly ambitious, depending on your project situation.</text:span></text:p>
            <text:p><text:span text:style-name="T3">(However, if you're up for handling everything, GG to you!)</text:span></text:p>
            <text:p><text:span text:style-name="T3"/></text:p>
            <text:p><text:span text:style-name="T3">Good luck, and feel free to DM me if needed!</text:span></text:p>
            <text:p><text:span text:style-name="T2"/></text:p>
            <text:p><text:span text:style-name="T2"/></text:p>
            <text:p><text:span text:style-name="T7">(</text:span><text:span text:style-name="T8">GitHub : vietdu91</text:span><text:span text:style-name="T9">   /  </text:span><text:span text:style-name="T10"> </text:span><text:span text:style-name="T11">Discord : vietdu91#6048</text:span><text:span text:style-name="T10"> </text:span><text:span text:style-name="T9">  /   </text:span><text:span text:style-name="T12">Intra : emtran</text:span><text:span text:style-name="T9">)</text:span></text:p>
            <text:p><text:span text:style-name="T2"/></text:p>
            <text:p><text:span text:style-name="T2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1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46">OK </text:span><text:span text:style-name="T47">KO</text:span></text:p>
          </table:table-cell>
          <table:table-cell table:style-name="ce54" office:value-type="string" calcext:value-type="string">
            <text:p><text:span text:style-name="T48">OK </text:span><text:span text:style-name="T49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57">
            <text:p><text:span text:style-name="T13">CARACTERES A LA VOLEE (SYNTAXE) </text:span><text:span text:style-name="T14"> 🌦</text:span></text:p>
          </table:table-cell>
          <table:table-cell table:style-name="ce16" office:value-type="string" calcext:value-type="string">
            <text:p><text:span text:style-name="T26">$&gt;</text:span><text:span text:style-name="T27"> \n (touche entrée)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28">$&gt;</text:span><text:span text:style-name="T29"> [</text:span><text:span text:style-name="T30">que des espaces</text:span><text:span text:style-name="T31">]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28">$&gt;</text:span><text:span text:style-name="T29"> [</text:span><text:span text:style-name="T30">que des tabulations</text:span><text:span text:style-name="T31">]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: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!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&lt;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&gt;&gt;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&gt;&gt;&gt;&gt;&gt;&gt;&gt;&gt;&gt;&gt;&gt;&gt;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&lt;&lt;&l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&lt;&lt;&lt;&lt;&lt;&lt;&lt;&lt;&lt;&lt;&lt;&lt;&lt;&l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&gt; &gt; 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/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./../../../../.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///////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26">$&gt; </text:span><text:span text:style-name="T27">-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 | |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|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||||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||||||||||||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|&gt;&lt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amp;&amp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amp;&amp;&amp;&amp;&amp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amp;&amp;&amp;&amp;&amp;&amp;&amp;&amp;&amp;&amp;&amp;&amp;&amp;&amp;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'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</text:span><text:span text:style-name="T38">crashtest.c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</text:span><text:span text:style-name="T38">Docs/attest.cation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64">[BONUS] </text:span><text:span text:style-name="T65">S'il n'y aucun dossier à l'intérieur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</text:span><text:span text:style-name="T38">/home/vietdu91</text:span><text:span text:style-name="T34">: Is a directory</text:span></text:p>
            <text:p><text:span text:style-name="T43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hola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hola que ta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114">
            <text:p><text:span text:style-name="T15">ECHO   </text:span><text:span text:style-name="T16">🎉</text:span></text:p>
          </table:table-cell>
          <table:table-cell table:style-name="ce17" office:value-type="string" calcext:value-type="string">
            <text:p><text:span text:style-name="T26">$&gt; </text:span><text:span text:style-name="T27">ech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-n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-n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-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Que Tal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   Hola     Que    Tal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     \n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"    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         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""''echo hola""'''' que""'' tal""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20" office:value-type="string" calcext:value-type="string">
            <text:p><text:span text:style-name="T26">$&gt;</text:span><text:span text:style-name="T27"> echo -n -n Hola Qu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p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nn -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-nnn -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nn hola -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 -nnn-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-------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 --------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 -----nn---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 --------nnnn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?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0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?$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2">0</text:span><text:span text:style-name="T27">$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? | echo $? | echo $?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:$=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 $ " | cat -e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 $ '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\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my shit terminal is [$TERM]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my shit terminal is [</text:span><text:span text:style-name="T38">xterm-256color</text:span><text:span text:style-name="T34">]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my shit terminal is [$TERM4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my shit terminal is [$TERM4]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UID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51">1000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$&gt; echo $9HOME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%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2">/home/vietdu91</text:span><text:span text:style-name="T27">%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UID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2">1000/home/vietdu91</text:span><text:span text:style-name="T27">%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Le path de mon HOME est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3">Le path de mon HOME est</text:span><text:span text:style-name="T54"> /home/vietdu91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$USER$var\$USER$USER\$USERtest$USE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55">vietdu91</text:span><text:span text:style-name="T56">$USER</text:span><text:span text:style-name="T57">vietdu91</text:span><text:span text:style-name="T56">$USERtest</text:span><text:span text:style-name="T57">vietdu91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la*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-nnnn $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&gt; &lt;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echo | |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echo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echo.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echo&gt;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echo&lt;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echo&gt;&gt;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echo|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|echo -n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Docs Dockers Drawings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*Z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2">crashtest.c test.c </text:span><text:span text:style-name="T27">hola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3">hola*hola </text:span><text:span text:style-name="T54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"</text:span></text:p>
          </table:table-cell>
          <table:table-cell table:style-name="ce2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"""</text:span></text:p>
          </table:table-cell>
          <table:table-cell table:style-name="ce2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$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HO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'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HO"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$HO'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$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$HO''ME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 /home/vietdu91</text:span></text:p>
            <text:p><text:span text:style-name="T43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 /home/vietdu91</text:span></text:p>
            <text:p><text:span text:style-name="T43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8"/>
          <table:table-cell table:style-name="ce17" office:value-type="string" calcext:value-type="string">
            <text:p><text:span text:style-name="T26">$&gt;</text:span><text:span text:style-name="T27"> echo "$DONTEXIST" 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7" office:value-type="string" calcext:value-type="string">
            <text:p><text:span text:style-name="T26">$&gt;</text:span><text:span text:style-name="T27">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50">bash: </text:span><text:span text:style-name="T38">0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?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50">bash: </text:span><text:span text:style-name="T38">00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?$HOM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50">bash: ?</text:span><text:span text:style-name="T38">/home/vietdu91</text:span><text:span text:style-name="T34">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HOM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50">bash: </text:span><text:span text:style-name="T38">/home/vietdu91</text:span><text:span text:style-name="T34">: Is a directory</text:span></text:p>
            <text:p><text:span text:style-name="T43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HOMEdskjhfkdshfs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"$HOMEdskjhfkdshfsd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'$HOMEdskjhfkdshfsd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$DONTEXIS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$&gt; $LESS$VAR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10">
            <text:p>SIGNAUX 🛰</text:p>
          </table:table-cell>
          <table:table-cell table:style-name="ce17" office:value-type="string" calcext:value-type="string">
            <text:p><text:span text:style-name="T26">$&gt; </text:span><text:span text:style-name="T32">Ctlr-C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26">$&gt;</text:span><text:span text:style-name="T27"> ^C</text:span></text:p>
            <text:p><text:span text:style-name="T43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hola</text:span><text:span text:style-name="T35">Ctlr-C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26">$&gt;</text:span><text:span text:style-name="T27"> hola^C</text:span></text:p>
            <text:p><text:span text:style-name="T43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8">$&gt;</text:span><text:span text:style-name="T29"> cat (faire </text:span><text:span text:style-name="T36">Ctlr-C </text:span><text:span text:style-name="T29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8">$&gt;</text:span><text:span text:style-name="T29"> cat | rev(faire </text:span><text:span text:style-name="T36">Ctlr-C </text:span><text:span text:style-name="T29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32">Ctlr-D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6">$&gt;</text:span><text:span text:style-name="T27"> 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hola</text:span><text:span text:style-name="T37"> </text:span><text:span text:style-name="T36">Ctlr-D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26">$&gt;</text:span><text:span text:style-name="T27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32">Ctlr-\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hola</text:span><text:span text:style-name="T37"> </text:span><text:span text:style-name="T36">Ctlr-\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26">$&gt;</text:span><text:span text:style-name="T27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8">$&gt;</text:span><text:span text:style-name="T29"> cat (faire </text:span><text:span text:style-name="T36">Ctlr-\ </text:span><text:span text:style-name="T29">apres avoir fait plusieurs fois [ENTREE])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32">Ctlr-Z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9" office:value-type="string" calcext:value-type="string">
            <text:p><text:span text:style-name="T28">$&gt;</text:span><text:span text:style-name="T29"> sleep 3 | sleep 3 | sleep 3 (faire </text:span><text:span text:style-name="T36">Ctlr-C </text:span><text:span text:style-name="T29">une seconde apres)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8"/>
          <table:table-cell table:style-name="ce19" office:value-type="string" calcext:value-type="string">
            <text:p><text:span text:style-name="T28">$&gt;</text:span><text:span text:style-name="T29"> sleep 3 | sleep 3 | sleep 3 (faire </text:span><text:span text:style-name="T36">Ctlr-D </text:span><text:span text:style-name="T29">une seconde apres)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9" office:value-type="string" calcext:value-type="string">
            <text:p><text:span text:style-name="T28">$&gt;</text:span><text:span text:style-name="T29"> sleep 3 | sleep 3 | sleep 3 (faire </text:span><text:span text:style-name="T36">Ctlr-\ </text:span><text:span text:style-name="T29">une seconde apres)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10" office:value-type="string" calcext:value-type="string" table:number-columns-spanned="1" table:number-rows-spanned="113">
            <text:p><text:span text:style-name="T17">🛫 </text:span><text:span text:style-name="T18">ENV &amp; EXPORT &amp; UNSET </text:span><text:span text:style-name="T19">🛬</text:span></text:p>
          </table:table-cell>
          <table:table-cell table:style-name="ce17" office:value-type="string" calcext:value-type="string"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env </text:span><text:span text:style-name="T38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     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</text:span></text:p>
            <text:p><text:span text:style-name="T26">$&gt;</text:span><text:span text:style-name="T27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0">export HOME="</text:span><text:span text:style-name="T38">/home/vietdu91</text:span><text:span text:style-name="T34">"</text:span></text:p>
            <text:p><text:span text:style-name="T43">export Hola</text:span></text:p>
            <text:p><text:span text:style-name="T43">export PATH="..."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9hey</text:span></text:p>
            <text:p><text:span text:style-name="T26">$&gt;</text:span><text:span text:style-name="T27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0">export HOME="</text:span><text:span text:style-name="T38">/home/vietdu91</text:span><text:span text:style-name="T34">"</text:span></text:p>
            <text:p><text:span text:style-name="T43">export Hola9hey</text:span></text:p>
            <text:p><text:span text:style-name="T43">export PATH="..."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$DONTEXIS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0">export HOME="</text:span><text:span text:style-name="T38">/home/vietdu91</text:span><text:span text:style-name="T34">"</text:span></text:p>
            <text:p><text:span text:style-name="T43">export PATH="..."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| grep "HOME"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export HOME="</text:span><text:span text:style-name="T38">/home/vietdu91</text:span><text:span text:style-name="T34">"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=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%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export: `</text:span><text:span text:style-name="T38">0</text:span><text:span text:style-name="T34">': not a valid identifier</text:span></text:p>
            <text:p><text:span text:style-name="T43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?=2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9HOLA=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9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_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___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_HO_LA_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@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-HO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--HO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-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-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.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}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{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*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#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@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!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$?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0">HO</text:span><text:span text:style-name="T38">0</text:span><text:span text:style-name="T34">LA=bonjour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+HOL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+A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+=bonjour</text:span></text:p>
            <text:p><text:span text:style-name="T26">$&gt;</text:span><text:span text:style-name="T27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+=bonjour</text:span></text:p>
            <text:p><text:span text:style-name="T26">$&gt;</text:span><text:span text:style-name="T27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HOLA=bonjour</text:span></text:p>
            <text:p><text:span text:style-name="T26">$&gt;</text:span><text:span text:style-name="T27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 =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 = 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 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 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soir</text:span></text:p>
            <text:p><text:span text:style-name="T26">$&gt;</text:span><text:span text:style-name="T27"> export HOLA=bonretour</text:span></text:p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$HOME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3">HOLA=</text:span><text:span text:style-name="T54">/home/vietdu91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$HOME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3">HOLA=bonjour</text:span><text:span text:style-name="T54">/home/vietdu91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$HOME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$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\jour</text:span></text:p>
            <text:p><text:span text:style-name="T26">$&gt;</text:span><text:span text:style-name="T27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\\jour</text:span></text:p>
            <text:p><text:span text:style-name="T26">$&gt;</text:span><text:span text:style-name="T27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@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;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"jour"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$USER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...</text:span></text:p>
            <text:p><text:span text:style-name="T50">HOLA</text:span><text:span text:style-name="T38">vietdu91</text:span><text:span text:style-name="T34">=bonjour</text:span></text:p>
            <text:p><text:span text:style-name="T43">PATH=...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=casse-toi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HOLA=bonjour"=casse-toi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BYE=casse-toi</text:span></text:p>
            <text:p><text:span text:style-name="T26">$&gt;</text:span><text:span text:style-name="T27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bonjour BYE=casse-toi</text:span></text:p>
            <text:p><text:span text:style-name="T26">$&gt;</text:span><text:span text:style-name="T27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$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     "  </text:span></text:p>
            <text:p><text:span text:style-name="T26">$&gt;</text:span><text:span text:style-name="T27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   -n bonjour   "  </text:span></text:p>
            <text:p><text:span text:style-name="T26">$&gt;</text:span><text:span text:style-name="T27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  "/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'"'</text:span></text:p>
            <text:p><text:span text:style-name="T26">$&gt;</text:span><text:span text:style-name="T27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at</text:span></text:p>
            <text:p><text:span text:style-name="T26">$&gt;</text:span><text:span text:style-name="T27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8">[cela affiche le Makefile]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HOL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cat Makefile | grep NAME"  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hey </text:span></text:p>
            <text:p><text:span text:style-name="T26">$&gt;</text:span><text:span text:style-name="T27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  bonjour  hey  "  </text:span></text:p>
            <text:p><text:span text:style-name="T26">$&gt;</text:span><text:span text:style-name="T27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=" hola et $HOLA"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=' hola et $HOLA'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xport HOLA=" hola et $HOLA"$HOLA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s        -l    - a"</text:span></text:p>
            <text:p><text:span text:style-name="T26">$&gt;</text:span><text:span text:style-name="T27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s -la" </text:span></text:p>
            <text:p><text:span text:style-name="T26">$&gt;</text:span><text:span text:style-name="T27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total 16</text:span></text:p>
            <text:p><text:span text:style-name="T51">drwx------  2 vietdu91 [...] .</text:span></text:p>
            <text:p><text:span text:style-name="T51">drwxrwxewt 51 root     [...] ..</text:span></text:p>
            <text:p><text:span text:style-name="T51">-rwxr-xr-x  8 vietdu91 [...] crashtest.c</text:span></text:p>
            <text:p><text:span text:style-name="T51">[...]</text:span></text:p>
            <text:p><text:span text:style-name="T43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s -la" </text:span></text:p>
            <text:p><text:span text:style-name="T26">$&gt;</text:span><text:span text:style-name="T27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s -la" </text:span></text:p>
            <text:p><text:span text:style-name="T26">$&gt;</text:span><text:span text:style-name="T27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" </text:span></text:p>
            <text:p><text:span text:style-name="T26">$&gt;</text:span><text:span text:style-name="T27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" </text:span></text:p>
            <text:p><text:span text:style-name="T26">$&gt;</text:span><text:span text:style-name="T27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=A=bonjour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"l" </text:span></text:p>
            <text:p><text:span text:style-name="T26">$&gt;</text:span><text:span text:style-name="T27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=A=""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TE+S=T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="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''='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="="=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'='='=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p</text:span></text:p>
            <text:p><text:span text:style-name="T26">$&gt;</text:span><text:span text:style-name="T27"> export BYE=w</text:span></text:p>
            <text:p><text:span text:style-name="T26">$&gt;</text:span><text:span text:style-name="T27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-n</text:span></text:p>
            <text:p><text:span text:style-name="T26">$&gt;</text:span><text:span text:style-name="T27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A=1 B=2 C=3 D=4 E=5 F=6 G=7 H=8</text:span></text:p>
            <text:p><text:span text:style-name="T26">$&gt;</text:span><text:span text:style-name="T27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  <text:p><text:span text:style-name="T26">$&gt;</text:span><text:span text:style-name="T27"> unset HOLA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bonjour</text:span></text:p>
            <text:p><text:span text:style-name="T26">$&gt;</text:span><text:span text:style-name="T27"> env</text:span></text:p>
            <text:p><text:span text:style-name="T26">$&gt;</text:span><text:span text:style-name="T27"> unset HOLA</text:span></text:p>
            <text:p><text:span text:style-name="T26">$&gt;</text:span><text:span text:style-name="T27"> unset HOLA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</text:span><text:span text:style-name="T27"> echo $PATH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</text:span><text:span text:style-name="T27">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8" office:value-type="string" calcext:value-type="string">
            <text:p><text:span text:style-name="T39">$&gt;</text:span><text:span text:style-name="T40"> unset ""</text:span></text:p>
          </table:table-cell>
          <table:table-cell table:style-name="ce31"/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INEXISTAN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WD</text:span></text:p>
            <text:p><text:span text:style-name="T26">$&gt;</text:span><text:span text:style-name="T27"> env | grep PWD</text:span></text:p>
            <text:p><text:span text:style-name="T26">$&gt;</text:span><text:span text:style-name="T27">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$&gt;</text:span></text:p>
            <text:p><text:span text:style-name="T43">$&gt;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 </text:span><text:span text:style-name="T27">pwd</text:span></text:p>
            <text:p><text:span text:style-name="T26">$&gt;</text:span><text:span text:style-name="T27"> unset PWD</text:span></text:p>
            <text:p><text:span text:style-name="T26">$&gt;</text:span><text:span text:style-name="T27"> env | grep PWD</text:span></text:p>
            <text:p><text:span text:style-name="T26">$&gt;</text:span><text:span text:style-name="T27"> cd $PWD</text:span></text:p>
            <text:p><text:span text:style-name="T26">$&gt;</text:span><text:span text:style-name="T27">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  <text:p><text:span text:style-name="T43">$&gt;</text:span></text:p>
            <text:p><text:span text:style-name="T43">$&gt;</text:span></text:p>
            <text:p><text:span text:style-name="T51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OLDPWD</text:span></text:p>
            <text:p><text:span text:style-name="T26">$&gt;</text:span><text:span text:style-name="T27"> env | grep OLD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9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9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?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 HOL?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?A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?A HOL.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=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.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+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=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{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}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-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-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_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_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A_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*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#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$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0">bash: unset: `</text:span><text:span text:style-name="T38">/home/vietdu91/42_works/minishell</text:span><text:span text:style-name="T34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@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!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^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$?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HOL\~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"" HOLA</text:span></text:p>
            <text:p><text:span text:style-name="T26">$&gt; </text:span><text:span text:style-name="T27">env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</text:span><text:span text:style-name="T27"> echo $PATH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ATH</text:span></text:p>
            <text:p><text:span text:style-name="T26">$&gt; </text:span><text:span text:style-name="T27">cat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=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======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++++++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_______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2"/>
          <table:table-cell table:style-name="ce17" office:value-type="string" calcext:value-type="string">
            <text:p><text:span text:style-name="T26">$&gt;</text:span><text:span text:style-name="T27"> unset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echo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c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unse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unset sudo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1"/>
          <table:table-cell table:style-name="ce17" office:value-type="string" calcext:value-type="string">
            <text:p><text:span text:style-name="T26">$&gt;</text:span><text:span text:style-name="T27"> export hola | unset hola | echo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">
            <text:p>FICHIERS BINAIRES 0️⃣ 1️⃣</text:p>
          </table:table-cell>
          <table:table-cell table:style-name="ce17" office:value-type="string" calcext:value-type="string">
            <text:p><text:span text:style-name="T26">$&gt;</text:span><text:span text:style-name="T27"> /bin/ech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/bin/echo Hola Que Tal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/bin/env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/bin/cd </text:span><text:span text:style-name="T38">Desktop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2">
            <text:p><text:span text:style-name="T20">HISTORIQUE </text:span><text:span text:style-name="T14">🏦</text:span></text:p>
          </table:table-cell>
          <table:table-cell table:style-name="ce16" office:value-type="string" calcext:value-type="string">
            <text:p><text:span text:style-name="T26">$&gt;</text:span><text:span text:style-name="T27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28">$&gt;</text:span><text:span text:style-name="T29"> [</text:span><text:span text:style-name="T30">touche du haut</text:span><text:span text:style-name="T31">]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6">$&gt;</text:span><text:span text:style-name="T27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71">
            <text:p>CD 💿 PWD</text:p>
          </table:table-cell>
          <table:table-cell table:style-name="ce17" office:value-type="string" calcext:value-type="string">
            <text:p><text:span text:style-name="T26">$&gt;</text:span><text:span text:style-name="T27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hola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./hola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hola que ta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p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-p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--p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-- 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pwd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l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ls env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66">On doit se retrouver dans le dossier défini par $HOME</text:span></text:p>
            <text:p><text:span text:style-name="T67">/home/vietdu91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L'user reste dans le même dossier</text:span></text:p>
            <text:p><text:span text:style-name="T67">/home/vietdu91/42_works/minishell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/././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/././.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On se retrouve au dossier précédent</text:span></text:p>
            <text:p><text:span text:style-name="T67">/home/vietdu91/42_works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/././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src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srcs obj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'</text:span><text:span text:style-name="T41">srcs</text:span><text:span text:style-name="T29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"</text:span><text:span text:style-name="T41">srcs</text:span><text:span text:style-name="T29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sr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cd: </text:span><text:span text:style-name="T38">sr</text:span><text:span text:style-name="T34">: No such file or directory</text:span></text:p>
            <text:p><text:span text:style-name="T43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</text:span><text:span text:style-name="T38">Makefile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cd: </text:span><text:span text:style-name="T38">Makefile</text:span><text:span text:style-name="T34">: Not a directory</text:span></text:p>
            <text:p><text:span text:style-name="T43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../</text:span><text:span text:style-name="T38">minishel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./../../../../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/../.././../bin/l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/</text:span></text:p>
            <text:p><text:span text:style-name="T26">$&gt;</text:span><text:span text:style-name="T27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/'</text:span></text:p>
            <text:p><text:span text:style-name="T26">$&gt;</text:span><text:span text:style-name="T27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//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///////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'////////'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Marche aussi avec les double quotes</text:span></text:p>
            <text:p><text:span text:style-name="T67">/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/</text:span><text:span text:style-name="T38">minishel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cd: </text:span><text:span text:style-name="T38">/minishell</text:span><text:span text:style-name="T34">: No such file or directory</text:span></text:p>
            <text:p><text:span text:style-name="T43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</text:span></text:p>
            <text:p><text:span text:style-name="T26">$&gt;</text:span><text:span text:style-name="T27"> cd 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_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Retourne à $OLD_PWD</text:span></text:p>
            <text:p><text:span text:style-name="T66">$OLD_PWD et $PWD sont inversés</text:span></text:p>
            <text:p><text:span text:style-name="T67">/home/vietdu91/42_works/minishell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--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66">Retourne à $HOME</text:span></text:p>
            <text:p><text:span text:style-name="T66">$OLD_PWD et $PWD sont inversés</text:span></text:p>
            <text:p><text:span text:style-name="T67">/home/vietdu91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--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33">$&gt;</text:span><text:span text:style-name="T34"> cd $HOME/</text:span><text:span text:style-name="T38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"$PWD/</text:span><text:span text:style-name="T41">srcs</text:span><text:span text:style-name="T29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cd '$PWD/</text:span><text:span text:style-name="T41">srcs</text:span><text:span text:style-name="T29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9">bash: cd: $PWD</text:span><text:span text:style-name="T60">/srcs</text:span><text:span text:style-name="T61">: No such file or directory</text:span></text:p>
            <text:p><text:span text:style-name="T43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HOME</text:span></text:p>
            <text:p><text:span text:style-name="T26">$&gt;</text:span><text:span text:style-name="T27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HOME</text:span></text:p>
            <text:p><text:span text:style-name="T26">$&gt;</text:span><text:span text:style-name="T27"> export HOME=</text:span></text:p>
            <text:p><text:span text:style-name="T26">$&gt;</text:span><text:span text:style-name="T27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unset HOME</text:span></text:p>
            <text:p><text:span text:style-name="T26">$&gt;</text:span><text:span text:style-name="T27"> export HOME</text:span></text:p>
            <text:p><text:span text:style-name="T26">$&gt;</text:span><text:span text:style-name="T27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33">$&gt;</text:span><text:span text:style-name="T34"> cd </text:span><text:span text:style-name="T38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   cd / | echo $?</text:span></text:p>
            <text:p><text:span text:style-name="T26">$&gt;</text:span><text:span text:style-name="T27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~/ | echo $?</text:span></text:p>
            <text:p><text:span text:style-name="T26">$&gt;</text:span><text:span text:style-name="T27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68">[BONUS] </text:span><text:span text:style-name="T69">S'il n'y a qu'un seul </text:span><text:span text:style-name="T70">dossier</text:span><text:span text:style-name="T71"> et rien d'autr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bash: cd: </text:span><text:span text:style-name="T38">minishell</text:span><text:span text:style-name="T34">: No such file or directory</text:span></text:p>
            <text:p><text:span text:style-name="T43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68">[BONUS] </text:span><text:span text:style-name="T69">S'il n'y a qu'un seul </text:span><text:span text:style-name="T70">fichier</text:span><text:span text:style-name="T71"> et rien d'autr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64">[BONUS] </text:span><text:span text:style-name="T65">S'il y au moins deux éléments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echo $PWD</text:span></text:p>
            <text:p><text:span text:style-name="T26">$&gt;</text:span><text:span text:style-name="T27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/vietdu91/42_works/minishell/a/b</text:span></text:p>
            <text:p><text:span text:style-name="T43">$&gt;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mkdir a/b</text:span></text:p>
            <text:p><text:span text:style-name="T26">$&gt;</text:span><text:span text:style-name="T27"> cd a/b</text:span></text:p>
            <text:p><text:span text:style-name="T26">$&gt;</text:span><text:span text:style-name="T27"> rm -r ../../a</text:span></text:p>
            <text:p><text:span text:style-name="T26">$&gt;</text:span><text:span text:style-name="T27"> cd</text:span></text:p>
            <text:p><text:span text:style-name="T26">$&gt;</text:span><text:span text:style-name="T27"> echo $PWD</text:span></text:p>
            <text:p><text:span text:style-name="T26">$&gt;</text:span><text:span text:style-name="T27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</text:span></text:p>
            <text:p><text:span text:style-name="T43">$&gt;</text:span></text:p>
            <text:p><text:span text:style-name="T51">/home/vietdu91/42_works/minishell/a/b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a</text:span></text:p>
            <text:p><text:span text:style-name="T26">$&gt;</text:span><text:span text:style-name="T27"> cd a</text:span></text:p>
            <text:p><text:span text:style-name="T26">$&gt;</text:span><text:span text:style-name="T27"> rm -r ../a</text:span></text:p>
            <text:p><text:span text:style-name="T26">$&gt;</text:span><text:span text:style-name="T27"> echo $PWD</text:span></text:p>
            <text:p><text:span text:style-name="T26">$&gt;</text:span><text:span text:style-name="T27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../../../home/vietdu91/42_works/minishell/a</text:span></text:p>
            <text:p><text:span text:style-name="T43">$&gt;</text:span></text:p>
            <text:p><text:span text:style-name="T51">../../../home/vietdu91/42_works/minishell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/</text:span></text:p>
            <text:p><text:span text:style-name="T26">$&gt;</text:span><text:span text:style-name="T27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72">A gerer ?</text:span></text:p>
            <text:p><text:span text:style-name="T67">/hom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/</text:span></text:p>
            <text:p><text:span text:style-name="T33">$&gt;</text:span><text:span text:style-name="T34"> cd </text:span><text:span text:style-name="T38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/vietdu91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72">A gerer ?</text:span></text:p>
            <text:p><text:span text:style-name="T67">/home/vietdu91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./</text:span></text:p>
            <text:p><text:span text:style-name="T26">$&gt;</text:span><text:span text:style-name="T27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72">A gerer ?</text:span></text:p>
            <text:p><text:span text:style-name="T67">/home/vietdu91/42_works/minishell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CDPATH=./</text:span></text:p>
            <text:p><text:span text:style-name="T26">$&gt;</text:span><text:span text:style-name="T27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72">A gerer ?</text:span></text:p>
            <text:p><text:span text:style-name="T67">/home/vietdu91/42_works</text:span>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4">
            <text:p><text:span text:style-name="T20">BÂTARDS </text:span><text:span text:style-name="T21">🖕</text:span></text:p>
          </table:table-cell>
          <table:table-cell table:style-name="ce16" office:value-type="string" calcext:value-type="string">
            <text:p><text:span text:style-name="T42">$&gt;</text:span><text:span text:style-name="T27"> chmod 000 minishell</text:span></text:p>
            <text:p><text:span text:style-name="T42">$&gt;</text:span><text:span text:style-name="T27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| grep SHLVL</text:span></text:p>
            <text:p><text:span text:style-name="T26">$&gt;</text:span><text:span text:style-name="T27"> ./minishell</text:span></text:p>
            <text:p><text:span text:style-name="T26">$&gt;</text:span><text:span text:style-name="T27"> env | grep SHLVL</text:span></text:p>
            <text:p><text:span text:style-name="T26">$&gt;</text:span><text:span text:style-name="T27"> exit</text:span></text:p>
            <text:p><text:span text:style-name="T26">$&gt;</text:span><text:span text:style-name="T27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touch hola</text:span></text:p>
            <text:p><text:span text:style-name="T26">$&gt;</text:span><text:span text:style-name="T27"> ./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|"wc" 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|"wc "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r 1 + 1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r $? +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0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c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6" office:value-type="string" calcext:value-type="string">
            <text:p><text:span text:style-name="T42">$&gt;</text:span><text:span text:style-name="T27"> env -i ./minishell</text:span></text:p>
            <text:p><text:span text:style-name="T26">$&gt;</text:span><text:span text:style-name="T27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46">
            <text:p>EXIT <text:s/>⛔</text:p>
          </table:table-cell>
          <table:table-cell table:style-name="ce17" office:value-type="string" calcext:value-type="string">
            <text:p><text:span text:style-name="T26">$&gt;</text:span><text:span text:style-name="T27"> exit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exit</text:span></text:p>
          </table:table-cell>
          <table:table-cell table:style-name="ce25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exit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 que tal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666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 666 666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666 hola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hola 666 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hola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4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--666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++++666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++++++0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------0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----666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++++666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'666'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3">bash: exit: "666"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43">exit</text:span></text:p>
            <text:p><text:span text:style-name="T43">bash: exit: 9223372036854775808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43">exit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43">exit</text:span></text:p>
            <text:p><text:span text:style-name="T43">bash: exit: -9223372036854775809: numeric argument required</text:span></text:p>
            <text:p><text:span text:style-name="T42">~/minishell</text:span><text:span text:style-name="T27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48">
            <text:p><text:span text:style-name="T20">PIPES </text:span><text:span text:style-name="T14">🚬</text:span></text:p>
          </table:table-cell>
          <table:table-cell table:style-name="ce17" office:value-type="string" calcext:value-type="string">
            <text:p><text:span text:style-name="T26">$&gt;</text:span><text:span text:style-name="T27"> cat | cat | cat |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51"/></text:p>
            <text:p><text:span text:style-name="T51"/></text:p>
            <text:p><text:span text:style-name="T51"/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exit 42</text:span></text:p>
          </table:table-cell>
          <table:table-cell table:style-name="ce3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it |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xit | cat -e 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| echo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oui | echo non | echo hola | grep non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oui | echo non | echo hola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vietdu91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whoami | grep $USER &gt; /tmp/bonjour</text:span></text:p>
            <text:p><text:span text:style-name="T26">$&gt;</text:span><text:span text:style-name="T27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vietdu91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whoami | cat -e | cat -e &gt; /tmp/bonjour</text:span></text:p>
            <text:p><text:span text:style-name="T26">$&gt;</text:span><text:span text:style-name="T27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2">vietdu91</text:span><text:span text:style-name="T27">$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whereis ls | cat -e | cat -e &gt; /tmp/bonjour</text:span></text:p>
            <text:p><text:span text:style-name="T26">$&gt;</text:span><text:span text:style-name="T27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hola</text:span></text:p>
          </table:table-cell>
          <table:table-cell table:style-name="ce23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hola</text:span></text:p>
          </table:table-cell>
          <table:table-cell table:style-name="ce28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|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43">bash: hola: command not found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total 16</text:span></text:p>
            <text:p><text:span text:style-name="T51">drwx------  2 vietdu91 [...] .</text:span></text:p>
            <text:p><text:span text:style-name="T51">drwxrwxewt 51 root     [...] ..</text:span></text:p>
            <text:p><text:span text:style-name="T51">-rwxr-xr-x  8 vietdu91 [...] crashtest.c</text:span></text:p>
            <text:p><text:span text:style-name="T43">[...]</text:span></text:p>
            <text:p><text:span text:style-name="T43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ls|ls|ls|ls|ls|ls|ls|ls|ls|ls|ls|ls</text:span></text:p>
            <text:p><text:span text:style-name="T43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Docs Dockers Drawings Makefile minishell philosophers srcs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[...]</text:span></text:p>
            <text:p><text:span text:style-name="T51">$$</text:span></text:p>
            <text:p><text:span text:style-name="T51">.PHONY:    all clean fclean re$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objs/%.o:                srcs/%.c$</text:span></text:p>
            <text:p><text:span text:style-name="T51">                        @norminette srcs/*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objs/%.o:                srcs/%.c$</text:span></text:p>
            <text:p><text:span text:style-name="T51">                        @norminette srcs/*$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export HOLA | echo hola</text:span></text:p>
            <text:p><text:span text:style-name="T26">$&gt;</text:span><text:span text:style-name="T27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9" office:value-type="string" calcext:value-type="string">
            <text:p><text:span text:style-name="T26">$&gt;</text:span><text:span text:style-name="T27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">
          <table:table-cell table:style-name="ce14"/>
          <table:table-cell table:style-name="ce17" office:value-type="string" calcext:value-type="string">
            <text:p><text:span text:style-name="T26">$&gt;</text:span><text:span text:style-name="T27"> echo hola &gt; a</text:span></text:p>
            <text:p><text:span text:style-name="T26">$&gt;</text:span><text:span text:style-name="T27"> &gt;&gt;b echo que tal</text:span></text:p>
            <text:p><text:span text:style-name="T26">$&gt;</text:span><text:span text:style-name="T27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26">
            <text:p><text:span text:style-name="T22">&amp;&amp;  </text:span><text:span text:style-name="T23">🍒</text:span><text:span text:style-name="T24">  ||</text:span></text:p>
          </table:table-cell>
          <table:table-cell table:style-name="ce17" office:value-type="string" calcext:value-type="string">
            <text:p><text:span text:style-name="T26">$&gt;</text:span><text:span text:style-name="T27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/vietdu91/42_works/minishell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/vietdu91/42_works/minishell</text:span></text:p>
            <text:p><text:span text:style-name="T51">crashtest.c  Docs  Dockers  Drawings  Makefile  minishell  philosophers  srcs  test.c</text:span></text:p>
            <text:p><text:span text:style-name="T43">hola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/vietdu91/42_works/minishell</text:span></text:p>
            <text:p><text:span text:style-name="T43">hola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/home/vietdu91/42_works/minishell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43">bash: export: `': not a valid identifier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srcs  test.c</text:span></text:p>
            <text:p><text:span text:style-name="T43">bash: export: `': not a valid identifier</text:span></text:p>
            <text:p><text:span text:style-name="T43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64">[BONUS] </text:span><text:span text:style-name="T65">Marche pour les metacharacters |&amp;;()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64">[BONUS] </text:span><text:span text:style-name="T65">Marche pour les metacharacters &lt;&gt;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64">[BONUS] </text:span><text:span text:style-name="T65">Marche pour les metacharacters &lt;&gt;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43"/></text:p>
            <text:p><text:span text:style-name="T43"/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51"/></text:p>
            <text:p><text:span text:style-name="T51"/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38">
            <text:p>( PARENTHESES )</text:p>
          </table:table-cell>
          <table:table-cell table:style-name="ce17" office:value-type="string" calcext:value-type="string">
            <text:p><text:span text:style-name="T26">$&gt;</text:span><text:span text:style-name="T27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51">crashtest.c  Docs  Dockers  Drawings  Makefile  minishell  philosophers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srcs  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amp;&amp; pwd) &gt; hola</text:span></text:p>
            <text:p><text:span text:style-name="T26">$&gt;</text:span><text:span text:style-name="T27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</text:span></text:p>
            <text:p><text:span text:style-name="T51">Docs</text:span></text:p>
            <text:p><text:span text:style-name="T51">Dockers</text:span></text:p>
            <text:p><text:span text:style-name="T51">Drawings</text:span></text:p>
            <text:p><text:span text:style-name="T51">Makefile</text:span></text:p>
            <text:p><text:span text:style-name="T51">minishell</text:span></text:p>
            <text:p><text:span text:style-name="T51">philosophers</text:span></text:p>
            <text:p><text:span text:style-name="T51">srcs</text:span></text:p>
            <text:p><text:span text:style-name="T51">test.c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&gt; pwd)</text:span></text:p>
            <text:p><text:span text:style-name="T26">$&gt;</text:span><text:span text:style-name="T27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pwd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&lt; pwd)</text:span></text:p>
            <text:p><text:span text:style-name="T26">$&gt;</text:span><text:span text:style-name="T27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64">[BONUS] </text:span><text:span text:style-name="T65">Si pwd existe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64">[BONUS] </text:span><text:span text:style-name="T65">Si pwd n'existe pas</text:span>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  Docs  Dockers  Drawings  Makefile  minishell  philosophers  pwd  srcs  test.c</text:span></text:p>
            <text:p><text:span text:style-name="T51">crashtest.c  Docs  Dockers  Drawings  Makefile  minishell  philosophers  pwd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43">bash: lss: command not found</text:span></text:p>
            <text:p><text:span text:style-name="T51">/home/vietdu91/42_works/minishell</text:span></text:p>
            <text:p><text:span text:style-name="T43">bash: lss: command not found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43">bash: lss: command not found</text:span></text:p>
            <text:p><text:span text:style-name="T43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gt; hola</text:span></text:p>
            <text:p><text:span text:style-name="T26">$&gt;</text:span><text:span text:style-name="T27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</text:span></text:p>
            <text:p><text:span text:style-name="T51">Docs</text:span></text:p>
            <text:p><text:span text:style-name="T51">Dockers</text:span></text:p>
            <text:p><text:span text:style-name="T51">Drawings</text:span></text:p>
            <text:p><text:span text:style-name="T51">Makefile</text:span></text:p>
            <text:p><text:span text:style-name="T51">minishell</text:span></text:p>
            <text:p><text:span text:style-name="T51">philosophers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gt; hola</text:span></text:p>
            <text:p><text:span text:style-name="T26">$&gt;</text:span><text:span text:style-name="T27"> (ls &amp;&amp; pwd | wc) &gt; hola</text:span></text:p>
            <text:p><text:span text:style-name="T26">$&gt;</text:span><text:span text:style-name="T27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51">crashtest.c</text:span></text:p>
            <text:p><text:span text:style-name="T51">Docs</text:span></text:p>
            <text:p><text:span text:style-name="T51">Dockers</text:span></text:p>
            <text:p><text:span text:style-name="T51">Drawings</text:span></text:p>
            <text:p><text:span text:style-name="T51">Makefile</text:span></text:p>
            <text:p><text:span text:style-name="T51">minishell</text:span></text:p>
            <text:p><text:span text:style-name="T51">philosophers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gt;&gt; hola</text:span></text:p>
            <text:p><text:span text:style-name="T26">$&gt;</text:span><text:span text:style-name="T27"> echo hey&amp;&amp;(ls &amp;&amp; pwd | wc) &gt; hola</text:span></text:p>
            <text:p><text:span text:style-name="T26">$&gt;</text:span><text:span text:style-name="T27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43">hey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pwd  srcs  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 </text:span><text:span text:style-name="T27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ls: invalid option -- 'z'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ey &gt; hola</text:span></text:p>
            <text:p><text:span text:style-name="T26">$&gt;</text:span><text:span text:style-name="T27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ey &gt; hola</text:span></text:p>
            <text:p><text:span text:style-name="T26">$&gt;</text:span><text:span text:style-name="T27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pwd  srcs  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ey &gt; hola</text:span></text:p>
            <text:p><text:span text:style-name="T26">$&gt;</text:span><text:span text:style-name="T27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ls: invalid option -- 'z'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43">ls: invalid option -- 'z'</text:span></text:p>
            <text:p><text:span text:style-name="T51">/home/vietdu91/42_works/minishell</text:span></text:p>
            <text:p><text:span text:style-name="T51">crashtest.c  Docs  Dockers  Drawings  Makefile  minishell  philosophers  pwd  srcs  test.c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pwd  srcs  test.c</text:span></text:p>
            <text:p><text:span text:style-name="T51">      1       1      34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ls &gt; Docs/hey &amp;&amp; pwd) &gt; hola</text:span></text:p>
            <text:p><text:span text:style-name="T26">$&gt;</text:span><text:span text:style-name="T27"> cat hola</text:span></text:p>
            <text:p><text:span text:style-name="T26">$&gt;</text:span><text:span text:style-name="T27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51">/home/vietdu91/42_works/minishell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&gt; Docs/hey &amp;&amp; pwd &gt; hola</text:span></text:p>
            <text:p><text:span text:style-name="T26">$&gt;</text:span><text:span text:style-name="T27"> cat hola</text:span></text:p>
            <text:p><text:span text:style-name="T26">$&gt;</text:span><text:span text:style-name="T27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51">/home/vietdu91/42_works/minishell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srcs</text:span></text:p>
            <text:p><text:span text:style-name="T51">test.c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</text:span></text:p>
            <text:p><text:span text:style-name="T51">/home/vietdu91/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z || cd ../../..&amp;&amp;pwd</text:span></text:p>
            <text:p><text:span text:style-name="T26">$&gt;</text:span><text:span text:style-name="T27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43">ls: invalid option -- 'z'</text:span></text:p>
            <text:p><text:span text:style-name="T51">/home/vietdu91</text:span></text:p>
            <text:p><text:span text:style-name="T43">$&gt;</text:span></text:p>
            <text:p><text:span text:style-name="T51">/home/vietdu91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z || (cd ../../..&amp;&amp;pwd)</text:span></text:p>
            <text:p><text:span text:style-name="T26">$&gt;</text:span><text:span text:style-name="T27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43">ls: invalid option -- 'z'</text:span></text:p>
            <text:p><text:span text:style-name="T51">/home/vietdu91</text:span></text:p>
            <text:p><text:span text:style-name="T43">$&gt;</text:span></text:p>
            <text:p><text:span text:style-name="T51">/home/vietdu91/42_works/minishell</text:span></text:p>
            <text:p><text:span text:style-name="T43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cat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que tal &gt;&gt; bonjour</text:span></text:p>
            <text:p><text:span text:style-name="T26">$&gt;</text:span><text:span text:style-name="T27"> cat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rm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que tal &gt; bonjour</text:span></text:p>
            <text:p><text:span text:style-name="T26">$&gt;</text:span><text:span text:style-name="T27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que tal &gt; /tmp/bonjour</text:span></text:p>
            <text:p><text:span text:style-name="T26">$&gt;</text:span><text:span text:style-name="T27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hey</text:span></text:p>
            <text:p><text:span text:style-name="T26">$&gt;</text:span><text:span text:style-name="T27"> echo bonjour &gt; $HOLA</text:span></text:p>
            <text:p><text:span text:style-name="T26">$&gt;</text:span><text:span text:style-name="T27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whereis grep &gt; Docs/bonjour</text:span></text:p>
            <text:p><text:span text:style-name="T26">$&gt;</text:span><text:span text:style-name="T27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-la &gt; Docs/bonjour</text:span></text:p>
            <text:p><text:span text:style-name="T26">$&gt;</text:span><text:span text:style-name="T27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total 16</text:span></text:p>
            <text:p><text:span text:style-name="T51">drwx------  2 vietdu91 [...] .</text:span></text:p>
            <text:p><text:span text:style-name="T51">drwxrwxewt 51 root     [...] ..</text:span></text:p>
            <text:p><text:span text:style-name="T51">-rwxr-xr-x  8 vietdu91 [...] crashtest.c</text:span></text:p>
            <text:p><text:span text:style-name="T43">[...]</text:span></text:p>
            <text:p><text:span text:style-name="T43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&gt;bonjour</text:span></text:p>
            <text:p><text:span text:style-name="T26">$&gt;</text:span><text:span text:style-name="T27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wd &gt;                     bonjour</text:span></text:p>
            <text:p><text:span text:style-name="T26">$&gt;</text:span><text:span text:style-name="T27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1">/home/vietdu91/42_works/minishell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bonjour echo hola</text:span></text:p>
            <text:p><text:span text:style-name="T26">$&gt;</text:span><text:span text:style-name="T27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bonjour | echo hola</text:span></text:p>
            <text:p><text:span text:style-name="T26">$&gt;</text:span><text:span text:style-name="T27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rout hola &gt; bonjour</text:span></text:p>
            <text:p><text:span text:style-name="T26">$&gt;</text:span><text:span text:style-name="T27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ls</text:span></text:p>
            <text:p><text:span text:style-name="T26">$&gt;</text:span><text:span text:style-name="T27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echo hola &gt; hello &gt;&gt; hello &gt;&gt; hello</text:span></text:p>
            <text:p><text:span text:style-name="T26">$&gt;</text:span><text:span text:style-name="T27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&gt; hello &gt;&gt; hello 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&gt; hello &gt;&gt; hello 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echo hola &gt;&gt; hello &gt;&gt; hello &gt; hello</text:span></text:p>
            <text:p><text:span text:style-name="T26">$&gt;</text:span><text:span text:style-name="T27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</text:span></text:p>
            <text:p><text:span text:style-name="T26">$&gt;</text:span><text:span text:style-name="T27"> echo hola &gt;&gt; hello &gt;&gt; hello &gt;&gt; hello</text:span></text:p>
            <text:p><text:span text:style-name="T26">$&gt;</text:span><text:span text:style-name="T27"> echo hola &gt;&gt; hello</text:span></text:p>
            <text:p><text:span text:style-name="T26">$&gt;</text:span><text:span text:style-name="T27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</text:span></text:p>
            <text:p><text:span text:style-name="T26">$&gt;</text:span><text:span text:style-name="T27"> echo hey &gt; bonjour</text:span></text:p>
            <text:p><text:span text:style-name="T26">$&gt;</text:span><text:span text:style-name="T27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hello</text:span></text:p>
            <text:p><text:span text:style-name="T26">$&gt;</text:span><text:span text:style-name="T27"> echo hey &gt; bonjour</text:span></text:p>
            <text:p><text:span text:style-name="T26">$&gt;</text:span><text:span text:style-name="T27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 bonjour &gt;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 bonjour 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 bonjour 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&gt; bonjour &gt; hello 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echo hola &gt;&gt; bonjour &gt;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echo hola &gt;&gt; bonjour &gt;&gt; hello &gt;&gt; bonjour</text:span></text:p>
            <text:p><text:span text:style-name="T26">$&gt;</text:span><text:span text:style-name="T27"> cat bonjour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bonjour echo hola bonjour</text:span></text:p>
            <text:p><text:span text:style-name="T26">$&gt;</text:span><text:span text:style-name="T27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&gt;bonjour echo &gt; hola&gt;bonjour&gt;hola&gt;&gt;bonjour&gt;hola hey &gt;bonjour hola &gt;hola</text:span></text:p>
            <text:p><text:span text:style-name="T26">$&gt;</text:span><text:span text:style-name="T27"> cat bonjour</text:span></text:p>
            <text:p><text:span text:style-name="T26">$&gt; </text:span><text:span text:style-name="T27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bonjour &gt; hola1</text:span></text:p>
            <text:p><text:span text:style-name="T26">$&gt;</text:span><text:span text:style-name="T27"> echo hello &gt; hola2</text:span></text:p>
            <text:p><text:span text:style-name="T26">$&gt;</text:span><text:span text:style-name="T27"> echo 2 &gt;hola1 &gt;&gt; hola2</text:span></text:p>
            <text:p><text:span text:style-name="T26">$&gt;</text:span><text:span text:style-name="T27"> ls</text:span></text:p>
            <text:p><text:span text:style-name="T26">$&gt;</text:span><text:span text:style-name="T27"> cat hola1</text:span></text:p>
            <text:p><text:span text:style-name="T26">$&gt;</text:span><text:span text:style-name="T27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9" office:value-type="string" calcext:value-type="string">
            <text:p><text:span text:style-name="T26">$&gt;</text:span><text:span text:style-name="T27"> echo bonjour &gt; hola1</text:span></text:p>
            <text:p><text:span text:style-name="T26">$&gt;</text:span><text:span text:style-name="T27"> echo hello &gt; hola2</text:span></text:p>
            <text:p><text:span text:style-name="T26">$&gt;</text:span><text:span text:style-name="T27"> echo 2 &gt;&gt;hola1 &gt; hola2</text:span></text:p>
            <text:p><text:span text:style-name="T26">$&gt;</text:span><text:span text:style-name="T27"> ls</text:span></text:p>
            <text:p><text:span text:style-name="T26">$&gt;</text:span><text:span text:style-name="T27"> cat hola1</text:span></text:p>
            <text:p><text:span text:style-name="T26">$&gt;</text:span><text:span text:style-name="T27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 pwd</text:span></text:p>
            <text:p><text:span text:style-name="T26">$&gt;</text:span><text:span text:style-name="T27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8">$&gt;</text:span><text:span text:style-name="T29"> &lt; </text:span><text:span text:style-name="T41">Makefile</text:span><text:span text:style-name="T29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gt; ls1 &lt; ls2</text:span></text:p>
            <text:p><text:span text:style-name="T26">$&gt;</text:span><text:span text:style-name="T27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&gt;hola</text:span></text:p>
            <text:p><text:span text:style-name="T26">$&gt;</text:span><text:span text:style-name="T27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bonjour</text:span></text:p>
            <text:p><text:span text:style-name="T26">$&gt;</text:span><text:span text:style-name="T27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&gt;bonjour</text:span></text:p>
            <text:p><text:span text:style-name="T26">$&gt;</text:span><text:span text:style-name="T27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&gt; bonjour</text:span></text:p>
            <text:p><text:span text:style-name="T26">$&gt;</text:span><text:span text:style-name="T27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              &gt;bonjour</text:span></text:p>
            <text:p><text:span text:style-name="T26">$&gt;</text:span><text:span text:style-name="T27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         &gt;     bonjour</text:span></text:p>
            <text:p><text:span text:style-name="T26">$&gt;</text:span><text:span text:style-name="T27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srcs/bonjour</text:span></text:p>
            <text:p><text:span text:style-name="T26">$&gt;</text:span><text:span text:style-name="T27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rm bonjour</text:span></text:p>
            <text:p><text:span text:style-name="T26">$&gt;</text:span><text:span text:style-name="T27"> echo que tal &gt;&gt; bonjour</text:span></text:p>
            <text:p><text:span text:style-name="T26">$&gt;</text:span><text:span text:style-name="T27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'c'"h"o hola &gt; bonjour</text:span></text:p>
            <text:p><text:span text:style-name="T26">$&gt;</text:span><text:span text:style-name="T27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\ 1</text:span></text:p>
            <text:p><text:span text:style-name="T26">$&gt;</text:span><text:span text:style-name="T27"> ls</text:span></text:p>
            <text:p><text:span text:style-name="T26">$&gt;</text:span><text:span text:style-name="T27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 hey</text:span></text:p>
            <text:p><text:span text:style-name="T26">$&gt;</text:span><text:span text:style-name="T27"> ls</text:span></text:p>
            <text:p><text:span text:style-name="T26">$&gt;</text:span><text:span text:style-name="T27"> cat bonjour</text:span></text:p>
            <text:p><text:span text:style-name="T26">$&gt;</text:span><text:span text:style-name="T27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gt;srcs/hello &lt;prout</text:span></text:p>
            <text:p><text:span text:style-name="T26">$&gt;</text:span><text:span text:style-name="T27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 </text:span><text:span text:style-name="T27">rm srcs/bonjour srcs/hello</text:span></text:p>
            <text:p><text:span text:style-name="T26">$&gt;</text:span><text:span text:style-name="T27"> &gt;srcs/bonjour &gt;srcs/hello &lt;prout</text:span></text:p>
            <text:p><text:span text:style-name="T26">$&gt;</text:span><text:span text:style-name="T27"> ls srcs</text:span></text:p>
            <text:p><text:span text:style-name="T26">$&gt;</text:span><text:span text:style-name="T27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lt;prout &gt;srcs/hello 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 </text:span><text:span text:style-name="T27">rm srcs/bonjour srcs/hello</text:span></text:p>
            <text:p><text:span text:style-name="T26">$&gt;</text:span><text:span text:style-name="T27"> &gt;srcs/bonjour &lt;prout &gt;srcs/hello </text:span></text:p>
            <text:p><text:span text:style-name="T26">$&gt;</text:span><text:span text:style-name="T27"> ls srcs</text:span></text:p>
            <text:p><text:span text:style-name="T26">$&gt;</text:span><text:span text:style-name="T27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</text:span><text:span text:style-name="T27"> &gt;../bonjour &gt;../hello &lt;prout</text:span></text:p>
            <text:p><text:span text:style-name="T26">$&gt;</text:span><text:span text:style-name="T27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 </text:span><text:span text:style-name="T27">rm ../bonjour ../hello</text:span></text:p>
            <text:p><text:span text:style-name="T26">$&gt;</text:span><text:span text:style-name="T27"> &gt;../bonjour &gt;../hello &lt;prout</text:span></text:p>
            <text:p><text:span text:style-name="T26">$&gt;</text:span><text:span text:style-name="T27"> ls ..</text:span></text:p>
            <text:p><text:span text:style-name="T26">$&gt;</text:span><text:span text:style-name="T27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</text:span><text:span text:style-name="T27"> &gt;../bonjour &lt;prout &gt;../hello </text:span></text:p>
            <text:p><text:span text:style-name="T26">$&gt;</text:span><text:span text:style-name="T27"> cat ../bonjour </text:span></text:p>
            <text:p><text:span text:style-name="T26">$&gt;</text:span><text:span text:style-name="T27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../bonjour</text:span></text:p>
            <text:p><text:span text:style-name="T26">$&gt;</text:span><text:span text:style-name="T27"> echo hey &gt; ../hello</text:span></text:p>
            <text:p><text:span text:style-name="T26">$&gt; </text:span><text:span text:style-name="T27">rm ../bonjour ../hello</text:span></text:p>
            <text:p><text:span text:style-name="T26">$&gt;</text:span><text:span text:style-name="T27"> &gt;../bonjour &lt;prout &gt;../hello </text:span></text:p>
            <text:p><text:span text:style-name="T26">$&gt;</text:span><text:span text:style-name="T27"> ls ..</text:span></text:p>
            <text:p><text:span text:style-name="T26">$&gt;</text:span><text:span text:style-name="T27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gt;&gt;srcs/hello &lt;prout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gt;srcs/hello &lt;prout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gt;&gt;srcs/hello &lt;prout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srcs/bonjour &lt;prout &gt;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lt;prout 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gt;&gt;srcs/bonjour &lt;prout &gt;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srcs/bonjour</text:span></text:p>
            <text:p><text:span text:style-name="T26">$&gt;</text:span><text:span text:style-name="T27"> echo hey &gt; srcs/hello</text:span></text:p>
            <text:p><text:span text:style-name="T26">$&gt;</text:span><text:span text:style-name="T27"> &lt;prout &gt;&gt;srcs/bonjour &gt;&gt;srcs/hello</text:span></text:p>
            <text:p><text:span text:style-name="T26">$&gt;</text:span><text:span text:style-name="T27"> cat srcs/bonjour </text:span></text:p>
            <text:p><text:span text:style-name="T26">$&gt;</text:span><text:span text:style-name="T27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&lt;bonjour &gt;hello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&gt;bonjour &gt;hello &lt; prout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rm bonjour hello</text:span></text:p>
            <text:p><text:span text:style-name="T26">$&gt;</text:span><text:span text:style-name="T27"> &gt;bonjour &gt;hello &lt; prout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</text:span><text:span text:style-name="T27"> &gt;bonjour &lt;prout hello</text:span></text:p>
            <text:p><text:span text:style-name="T26">$&gt;</text:span><text:span text:style-name="T27"> cat bonjour </text:span></text:p>
            <text:p><text:span text:style-name="T26">$&gt;</text:span><text:span text:style-name="T27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echo hey &gt; hello</text:span></text:p>
            <text:p><text:span text:style-name="T26">$&gt; </text:span><text:span text:style-name="T27">rm bonjour hello</text:span></text:p>
            <text:p><text:span text:style-name="T26">$&gt;</text:span><text:span text:style-name="T27"> &gt;bonjour &lt;prout hello</text:span></text:p>
            <text:p><text:span text:style-name="T26">$&gt;</text:span><text:span text:style-name="T27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bonjour</text:span></text:p>
            <text:p><text:span text:style-name="T26">$&gt;</text:span><text:span text:style-name="T27"> &lt;bonjour cat | wc &gt; bonjour</text:span></text:p>
            <text:p><text:span text:style-name="T26">$&gt;</text:span><text:span text:style-name="T27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rm -f bonjour</text:span></text:p>
            <text:p><text:span text:style-name="T26">$&gt;</text:span><text:span text:style-name="T27"> rm bonjour &gt; bonjour</text:span></text:p>
            <text:p><text:span text:style-name="T26">$&gt;</text:span><text:span text:style-name="T27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$HOLA</text:span></text:p>
            <text:p><text:span text:style-name="T26">$&gt;</text:span><text:span text:style-name="T27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"$HOLA"</text:span></text:p>
            <text:p><text:span text:style-name="T26">$&gt;</text:span><text:span text:style-name="T27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$"HOLA"</text:span></text:p>
            <text:p><text:span text:style-name="T26">$&gt;</text:span><text:span text:style-name="T27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$HOLA&gt;hey</text:span></text:p>
            <text:p><text:span text:style-name="T26">$&gt;</text:span><text:span text:style-name="T27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hey&gt;$HOLA</text:span></text:p>
            <text:p><text:span text:style-name="T26">$&gt;</text:span><text:span text:style-name="T27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HOLA="bonjour hello"</text:span></text:p>
            <text:p><text:span text:style-name="T26">$&gt;</text:span><text:span text:style-name="T27"> &gt;hey&gt;$HOLA&gt;hey&gt;hey</text:span></text:p>
            <text:p><text:span text:style-name="T26">$&gt;</text:span><text:span text:style-name="T27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xport A=hey</text:span></text:p>
            <text:p><text:span text:style-name="T26">$&gt;</text:span><text:span text:style-name="T27"> export A B=Hola D E C="Que Tal"</text:span></text:p>
            <text:p><text:span text:style-name="T26">$&gt;</text:span><text:span text:style-name="T27"> echo $PROUT$B$C &gt; /tmp/a &gt; /tmp/b &gt; /tmp/c</text:span></text:p>
            <text:p><text:span text:style-name="T26">$&gt;</text:span><text:span text:style-name="T27"> cat /tmp/a</text:span></text:p>
            <text:p><text:span text:style-name="T26">$&gt;</text:span><text:span text:style-name="T27"> cat /tmp/b</text:span></text:p>
            <text:p><text:span text:style-name="T26">$&gt; </text:span><text:span text:style-name="T27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21" office:value-type="string" calcext:value-type="string" table:number-columns-spanned="7" table:number-rows-spanned="1">
            <text:p><text:span text:style-name="T26">                                           !!!!!</text:span><text:span text:style-name="T27"> Contenu du fichier a : "Amour Tu es Horrible"</text:span></text:p>
            <text:p><text:span text:style-name="T33">                                           </text:span><text:span text:style-name="T44">!!!!!</text:span><text:span text:style-name="T34"> Contenu du fichier b : "0123456789"</text:span></text:p>
            <text:p><text:span text:style-name="T33">                                           </text:span><text:span text:style-name="T45">!!!!!</text:span><text:span text:style-name="T34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a cat &lt;b &lt;c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a ls &gt;b &gt;&gt;c &gt;d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  <text:p><text:span text:style-name="T26">$&gt;</text:span><text:span text:style-name="T27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$&gt;</text:span></text:p>
            <text:p><text:span text:style-name="T43">$&gt;</text:span></text:p>
            <text:p><text:span text:style-name="T43">$&gt;</text:span></text:p>
            <text:p><text:span text:style-name="T43">Prout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test.c</text:span></text:p>
            <text:p><text:span text:style-name="T43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a ls &gt;b &gt;&gt;c &gt;d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  <text:p><text:span text:style-name="T26">$&gt;</text:span><text:span text:style-name="T27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$&gt;</text:span></text:p>
            <text:p><text:span text:style-name="T43">$&gt;</text:span></text:p>
            <text:p><text:span text:style-name="T43">$&gt;</text:span></text:p>
            <text:p><text:span text:style-name="T43">Prout</text:span></text:p>
            <text:p><text:span text:style-name="T43">$&gt;</text:span></text:p>
            <text:p><text:span text:style-name="T51">crashtest.c</text:span></text:p>
            <text:p><text:span text:style-name="T51">Docs</text:span></text:p>
            <text:p><text:span text:style-name="T51">[...]</text:span></text:p>
            <text:p><text:span text:style-name="T51">test.c</text:span></text:p>
            <text:p><text:span text:style-name="T43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gt; a &gt; b &gt; c</text:span></text:p>
            <text:p><text:span text:style-name="T26">$&gt;</text:span><text:span text:style-name="T27"> cat a</text:span></text:p>
            <text:p><text:span text:style-name="T26">$&gt;</text:span><text:span text:style-name="T27"> cat b</text:span></text:p>
            <text:p><text:span text:style-name="T26">$&gt;</text:span><text:span text:style-name="T27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mkdir dir</text:span></text:p>
            <text:p><text:span text:style-name="T26">$&gt;</text:span><text:span text:style-name="T27"> ls -la &gt; dir/bonjour</text:span></text:p>
            <text:p><text:span text:style-name="T26">$&gt;</text:span><text:span text:style-name="T27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a</text:span></text:p>
            <text:p><text:span text:style-name="T26">$&gt;</text:span><text:span text:style-name="T27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gt;d cat &lt;a &gt;&gt;e</text:span></text:p>
            <text:p><text:span text:style-name="T26">$&gt;</text:span><text:span text:style-name="T27"> cat a</text:span></text:p>
            <text:p><text:span text:style-name="T26">$&gt;</text:span><text:span text:style-name="T27"> cat d</text:span></text:p>
            <text:p><text:span text:style-name="T26">$&gt;</text:span><text:span text:style-name="T27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 a &gt; b cat &gt; hey &gt;&gt; d</text:span></text:p>
            <text:p><text:span text:style-name="T26">$&gt;</text:span><text:span text:style-name="T27"> cat d</text:span></text:p>
            <text:p><text:span text:style-name="T26">$&gt;</text:span><text:span text:style-name="T27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9">
            <text:p><text:span text:style-name="T20">HEREDOC </text:span><text:span text:style-name="T25">⏮️</text:span></text:p>
          </table:table-cell>
          <table:table-cell table:style-name="ce17" office:value-type="string" calcext:value-type="string">
            <text:p><text:span text:style-name="T26">$&gt;</text:span><text:span text:style-name="T27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43">&gt; $HOME</text:span></text:p>
            <text:p><text:span text:style-name="T43">&gt; hola</text:span></text:p>
            <text:p><text:span text:style-name="T51">/home/vietdu91</text:span></text:p>
            <text:p><text:span text:style-name="T43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hola &gt; bonjour</text:span></text:p>
            <text:p><text:span text:style-name="T26">$&gt;</text:span><text:span text:style-name="T27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&lt;&lt; bonjour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&lt;&lt;&lt; bonjour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echo hola &lt;&lt;&lt;&lt;&lt; bonjour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">
          <table:table-cell table:style-name="ce7" office:value-type="string" calcext:value-type="string" table:number-columns-spanned="1" table:number-rows-spanned="6">
            <text:p>WILDCARD ⭐</text:p>
          </table:table-cell>
          <table:table-cell table:style-name="ce17" office:value-type="string" calcext:value-type="string">
            <text:p><text:span text:style-name="T26">$&gt;</text:span><text:span text:style-name="T27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Docs  Dockers  Drawings  Makefile  minishell  philosophers  test.c</text:span></text:p>
            <text:p><text:span text:style-name="T51"/></text:p>
            <text:p><text:span text:style-name="T51">Docs:</text:span></text:p>
            <text:p><text:span text:style-name="T51">identite.pdf  loyer.pdf</text:span></text:p>
            <text:p><text:span text:style-name="T51">srcs:</text:span></text:p>
            <text:p><text:span text:style-name="T51">main.c  utils.c  sor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51">crashtest.c  test.c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[</text:span><text:span text:style-name="T62">affiche le Makefile</text:span><text:span text:style-name="T63">]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">
          <table:covered-table-cell/>
          <table:table-cell table:style-name="ce17" office:value-type="string" calcext:value-type="string">
            <text:p><text:span text:style-name="T26">$&gt;</text:span><text:span text:style-name="T27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7" office:value-type="string" calcext:value-type="string">
            <text:p><text:span text:style-name="T50">[</text:span><text:span text:style-name="T62">affiche le Makefile</text:span><text:span text:style-name="T63">]</text:span></text:p>
            <text:p><text:span text:style-name="T43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2" table:number-rows-repeated="10478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ntarell&quot;" svg:font-family="&quot;docs-Cantarell&quot;"/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Nunito" svg:font-family="Nunito"/>
    <style:font-face style:name="Ubuntu Mono" svg:font-family="'Ubuntu Mono'"/>
    <style:font-face style:name="Ubuntu Mono,Arial" svg:font-family="'Ubuntu Mono,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096" meta:object-count="0"/>
    <meta:generator>LibreOfficeDev/6.0.5.2$Linux_X86_64 LibreOffice_project/</meta:generator>
  </office:meta>
</office:document-meta>
</file>